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5" draw:style-name="a0" draw:name="Immagine6" text:anchor-type="paragraph" svg:x="1.55604in" svg:y="4.07158in" svg:width="3.04724in" svg:height="3.04724in" style:rel-width="scale" style:rel-height="scale"><draw:image xlink:href="media/image1.png" xlink:type="simple" xlink:show="embed" xlink:actuate="onLoad"/><svg:title/><svg:desc/></draw:frame><draw:frame draw:z-index="7" draw:style-name="a1" draw:name="Immagine8" text:anchor-type="paragraph" svg:x="1.53333in" svg:y="0.31667in" svg:width="3.00079in" svg:height="3.0007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acomo Detomaso</dc:creator>
    <meta:creation-date>2019-04-03T12:20:00Z</meta:creation-date>
    <dc:date>2021-12-27T10:14:00Z</dc:date>
    <meta:template xlink:href="Normal.dotm" xlink:type="simple"/>
    <meta:editing-cycles>4</meta:editing-cycles>
    <meta:editing-duration>PT720S</meta:editing-duration>
    <meta:document-statistic meta:page-count="1" meta:paragraph-count="1" meta:word-count="0" meta:character-count="2" meta:row-count="1" meta:non-whitespace-character-count="2"/>
  </office:meta>
</office:document-meta>
</file>